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ethod.isSuccess( int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Method.ReportMethod( String uri , ReportInfo repor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